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aa61a" draw:opacity="100%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-color="#00aaad" draw:textarea-horizontal-align="justify" draw:textarea-vertical-align="middle" draw:auto-grow-height="false" fo:min-height="0.639cm" fo:min-width="0.897cm"/>
    </style:style>
    <style:style style:name="gr4" style:family="graphic" style:parent-style-name="standard">
      <style:graphic-properties draw:stroke="none" draw:fill-color="#00aaad" draw:textarea-horizontal-align="justify" draw:textarea-vertical-align="middle" draw:auto-grow-height="false" fo:min-height="0.195cm" fo:min-width="0.723cm"/>
    </style:style>
    <style:style style:name="gr5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5cm" fo:min-width="1.006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opacity="100%" draw:fill-color="#faa61a" draw:opacity="100%" draw:textarea-horizontal-align="justify" draw:textarea-vertical-align="middle" draw:auto-grow-height="false" fo:min-height="0.433cm" fo:min-width="0.22cm"/>
    </style:style>
    <style:style style:name="gr7" style:family="graphic" style:parent-style-name="objectwithoutfill">
      <style:graphic-properties svg:stroke-width="0.081cm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4cm" fo:min-width="1.0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opacity="100%" draw:fill-color="#faa61a" draw:opacity="100%" draw:textarea-horizontal-align="justify" draw:textarea-vertical-align="middle" draw:auto-grow-height="false" fo:min-height="0.464cm" fo:min-width="0.214cm"/>
    </style:style>
    <style:style style:name="gr10" style:family="graphic" style:parent-style-name="standard">
      <style:graphic-properties draw:stroke="none" draw:fill-color="#faa61a" draw:textarea-horizontal-align="justify" draw:textarea-vertical-align="middle" draw:auto-grow-height="false" fo:min-height="1.02cm" fo:min-width="0.897cm"/>
    </style:style>
    <style:style style:name="gr11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897cm"/>
    </style:style>
    <style:style style:name="gr12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1.02cm" fo:min-width="0.897cm"/>
    </style:style>
    <style:style style:name="gr13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00a65d" draw:textarea-horizontal-align="justify" draw:textarea-vertical-align="middle" draw:auto-grow-height="false" fo:min-height="1.02cm" fo:min-width="0.897cm"/>
    </style:style>
    <style:style style:name="gr1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0.897cm"/>
    </style:style>
    <style:style style:name="gr16" style:family="graphic" style:parent-style-name="standard">
      <style:graphic-properties draw:stroke="none" draw:fill="solid" draw:fill-color="#faa61a" draw:textarea-horizontal-align="justify" draw:textarea-vertical-align="middle" draw:auto-grow-height="false" fo:min-height="1.02cm" fo:min-width="0.897cm"/>
    </style:style>
    <style:style style:name="gr17" style:family="graphic" style:parent-style-name="standard">
      <style:graphic-properties draw:stroke="none" draw:fill-color="#009933" draw:textarea-horizontal-align="justify" draw:textarea-vertical-align="middle" draw:auto-grow-height="false" fo:min-height="1.02cm" fo:min-width="0.897cm"/>
    </style:style>
    <style:style style:name="gr18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1.02cm" fo:min-width="0.897cm"/>
    </style:style>
    <style:style style:name="gr19" style:family="graphic" style:parent-style-name="standard">
      <style:graphic-properties draw:stroke="none" draw:fill-color="#ff9900" draw:textarea-horizontal-align="justify" draw:textarea-vertical-align="middle" draw:auto-grow-height="false" fo:min-height="1.02cm" fo:min-width="0.897cm"/>
    </style:style>
    <style:style style:name="gr20" style:family="graphic" style:parent-style-name="standard">
      <style:graphic-properties draw:stroke="none" draw:fill-color="#999999" draw:textarea-horizontal-align="justify" draw:textarea-vertical-align="middle" draw:auto-grow-height="false" fo:min-height="1.02cm" fo:min-width="0.897cm"/>
    </style:style>
    <style:style style:name="gr21" style:family="graphic" style:parent-style-name="standard">
      <style:graphic-properties draw:stroke="none" draw:fill="solid" draw:fill-color="#009933" draw:textarea-horizontal-align="justify" draw:textarea-vertical-align="middle" draw:auto-grow-height="false" fo:min-height="1.02cm" fo:min-width="0.897cm"/>
    </style:style>
    <style:style style:name="P1" style:family="paragraph">
      <loext:graphic-properties draw:fill-color="#faa61a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solid" draw:fill-color="#00a65d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solid" draw:fill-color="#faa61a"/>
      <style:paragraph-properties fo:text-align="center"/>
    </style:style>
    <style:style style:name="P11" style:family="paragraph">
      <loext:graphic-properties draw:fill-color="#009933"/>
      <style:paragraph-properties fo:text-align="center"/>
    </style:style>
    <style:style style:name="P12" style:family="paragraph">
      <loext:graphic-properties draw:fill="solid" draw:fill-color="#ff9900"/>
      <style:paragraph-properties fo:text-align="center"/>
    </style:style>
    <style:style style:name="P13" style:family="paragraph">
      <loext:graphic-properties draw:fill-color="#ff9900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loext:graphic-properties draw:fill="solid" draw:fill-color="#009933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016cm" svg:height="1.016cm" svg:x="3.159cm" svg:y="1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642cm" svg:y1="1.635cm" svg:x2="3.642cm" svg:y2="2.27cm">
            <text:p/>
          </draw:line>
        </draw:g>
        <draw:custom-shape draw:style-name="gr3" draw:text-style-name="P3" draw:layer="layout" svg:width="1.397cm" svg:height="0.889cm" draw:transform="rotate (-3.14159265358979) translate (2.778cm 2.58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3" draw:text-style-name="P3" draw:layer="layout" svg:width="1.397cm" svg:height="0.889cm" draw:transform="rotate (-3.14159265358979) translate (4.299cm 2.394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1.016cm" svg:height="1.016cm" svg:x="1.508cm" svg:y="1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991cm" svg:y1="1.381cm" svg:x2="1.991cm" svg:y2="2.016cm">
            <text:p/>
          </draw:line>
        </draw:g>
      </draw:page>
      <draw:page draw:name="page3" draw:style-name="dp1" draw:master-page-name="Default">
        <draw:g>
          <draw:custom-shape draw:style-name="gr1" draw:text-style-name="P1" draw:layer="layout" svg:width="1.016cm" svg:height="1.016cm" svg:x="1.889cm" svg:y="3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372cm" svg:y1="3.159cm" svg:x2="2.372cm" svg:y2="3.794cm">
            <text:p/>
          </draw:line>
        </draw:g>
        <draw:custom-shape draw:style-name="gr4" draw:text-style-name="P3" draw:layer="layout" svg:width="1.397cm" svg:height="0.889cm" draw:transform="rotate (1.5707963267949) translate (1.961cm 2.8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3" draw:text-style-name="P3" draw:layer="layout" svg:width="1.397cm" svg:height="0.889cm" draw:transform="rotate (1.5707963267949) translate (1.735cm 4.04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1.016cm" svg:height="1.016cm" svg:x="1.635cm" svg:y="1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118cm" svg:y1="1.381cm" svg:x2="2.118cm" svg:y2="2.016cm">
            <text:p/>
          </draw:line>
        </draw:g>
      </draw:page>
      <draw:page draw:name="page5" draw:style-name="dp1" draw:master-page-name="Default">
        <draw:custom-shape draw:style-name="gr5" draw:text-style-name="P3" draw:layer="layout" svg:width="1.524cm" svg:height="1.422cm" svg:x="1.635cm" svg:y="1.396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6" draw:text-style-name="P1" draw:layer="layout" svg:width="1.016cm" svg:height="0.965cm" draw:transform="rotate (-0.643153829359911) translate (2.214cm 2.1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2.601cm" svg:y1="2.448cm" svg:x2="2.239cm" svg:y2="2.931cm">
            <text:p/>
          </draw:line>
        </draw:g>
      </draw:page>
      <draw:page draw:name="page6" draw:style-name="dp1" draw:master-page-name="Default">
        <draw:custom-shape draw:style-name="gr8" draw:text-style-name="P3" draw:layer="layout" svg:width="1.524cm" svg:height="1.422cm" svg:x="1.508cm" svg:y="1.508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9" draw:text-style-name="P1" draw:layer="layout" svg:width="1.01cm" svg:height="1.01cm" draw:transform="skewX (-0.00994837673636769) rotate (0.785398163397448) translate (1.553cm 2.9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.894cm" svg:y1="2.613cm" svg:x2="2.343cm" svg:y2="3.058cm">
            <text:p/>
          </draw:line>
        </draw:g>
      </draw:page>
      <draw:page draw:name="page7" draw:style-name="dp1" draw:master-page-name="Default">
        <draw:custom-shape draw:style-name="gr10" draw:text-style-name="P5" xml:id="id2" draw:id="id2" draw:layer="layout" svg:width="1.397cm" svg:height="1.27cm" svg:x="11.367cm" svg:y="1.2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97cm" svg:height="1.27cm" svg:x="1.82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" draw:id="id1" draw:layer="layout" svg:width="1.397cm" svg:height="1.27cm" svg:x="6.461cm" svg:y="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7.858cm" svg:y1="1.762cm" svg:x2="11.367cm" svg:y2="1.889cm" draw:start-shape="id1" draw:start-glue-point="1" draw:end-shape="id2" draw:end-glue-point="3" svg:d="M7858 1762l3509 127" svg:viewBox="0 0 3510 128">
          <text:p/>
        </draw:connector>
      </draw:page>
      <draw:page draw:name="page8" draw:style-name="dp1" draw:master-page-name="Default">
        <draw:custom-shape draw:style-name="gr14" draw:text-style-name="P8" xml:id="id3" draw:id="id3" draw:layer="layout" svg:width="1.397cm" svg:height="1.27cm" svg:x="11.102cm" svg:y="1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1.397cm" svg:height="1.27cm" svg:x="1.556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397cm" svg:height="1.27cm" svg:x="6.329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draw:line-skew="0cm 3.491cm" svg:x1="12.499cm" svg:y1="2.073cm" svg:x2="1.556cm" svg:y2="2.073cm" draw:start-shape="id3" draw:start-glue-point="1" draw:end-shape="id4" draw:end-glue-point="3" svg:d="M12499 2073c748 0 500 2356-5472 2356-5971 0-6222-2356-5471-2356" svg:viewBox="0 0 11547 2357">
          <text:p/>
        </draw:connector>
      </draw:page>
      <draw:page draw:name="page9" draw:style-name="dp1" draw:master-page-name="Default">
        <draw:custom-shape draw:style-name="gr11" draw:text-style-name="P6" draw:layer="layout" svg:width="1.397cm" svg:height="1.27cm" svg:x="11.24cm" svg:y="1.4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1.397cm" svg:height="1.27cm" svg:x="1.694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6" draw:id="id6" draw:layer="layout" svg:width="1.397cm" svg:height="1.27cm" svg:x="6.467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3.091cm" svg:y1="2.073cm" svg:x2="6.467cm" svg:y2="2.073cm" draw:start-shape="id5" draw:start-glue-point="1" draw:end-shape="id6" draw:end-glue-point="3" svg:d="M3091 2073h3376" svg:viewBox="0 0 3377 1">
          <text:p/>
        </draw:connector>
      </draw:page>
      <draw:page draw:name="page10" draw:style-name="dp1" draw:master-page-name="Default">
        <draw:custom-shape draw:style-name="gr14" draw:text-style-name="P8" xml:id="id7" draw:id="id7" draw:layer="layout" svg:width="1.397cm" svg:height="1.27cm" svg:x="11.367cm" svg:y="1.2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97cm" svg:height="1.27cm" svg:x="1.82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8" draw:id="id8" draw:layer="layout" svg:width="1.397cm" svg:height="1.27cm" svg:x="6.59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11.367cm" svg:y1="1.889cm" svg:x2="7.991cm" svg:y2="1.889cm" draw:start-shape="id7" draw:start-glue-point="3" draw:end-shape="id8" draw:end-glue-point="1" svg:d="M11367 1889h-3376" svg:viewBox="0 0 3377 1">
          <text:p/>
        </draw:connector>
      </draw:page>
      <draw:page draw:name="page11" draw:style-name="dp1" draw:master-page-name="Default">
        <draw:custom-shape draw:style-name="gr10" draw:text-style-name="P5" xml:id="id10" draw:id="id10" draw:layer="layout" svg:width="1.397cm" svg:height="1.27cm" svg:x="11.102cm" svg:y="1.4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1.397cm" svg:height="1.27cm" svg:x="1.556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397cm" svg:height="1.27cm" svg:x="6.329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draw:line-skew="0cm 3.745cm" svg:x1="1.556cm" svg:y1="2.073cm" svg:x2="12.499cm" svg:y2="2.073cm" draw:start-shape="id9" draw:start-glue-point="3" draw:end-shape="id10" draw:end-glue-point="1" svg:d="M1556 2073c-751 0-501 2610 5470 2610 5972 0 6221-2610 5473-2610" svg:viewBox="0 0 11548 2611">
          <text:p/>
        </draw:connector>
      </draw:page>
      <draw:page draw:name="page12" draw:style-name="dp1" draw:master-page-name="Default">
        <draw:custom-shape draw:style-name="gr11" draw:text-style-name="P6" draw:layer="layout" svg:width="1.397cm" svg:height="1.27cm" svg:x="11.24cm" svg:y="1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2" draw:id="id12" draw:layer="layout" svg:width="1.397cm" svg:height="1.27cm" svg:x="1.694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1" draw:id="id11" draw:layer="layout" svg:width="1.397cm" svg:height="1.27cm" svg:x="6.467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6.467cm" svg:y1="2.073cm" svg:x2="3.091cm" svg:y2="2.073cm" draw:start-shape="id11" draw:start-glue-point="3" draw:end-shape="id12" draw:end-glue-point="1" svg:d="M6467 2073h-3376" svg:viewBox="0 0 3377 1">
          <text:p/>
        </draw:connector>
      </draw:page>
      <draw:page draw:name="page13" draw:style-name="dp1" draw:master-page-name="Default">
        <draw:custom-shape draw:style-name="gr11" draw:text-style-name="P6" draw:layer="measurelines" svg:width="1.397cm" svg:height="1.27cm" svg:x="9.509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3" draw:id="id13" draw:layer="measurelines" svg:width="1.397cm" svg:height="1.27cm" svg:x="2.6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14" draw:id="id14" draw:layer="measurelines" svg:width="1.397cm" svg:height="1.27cm" svg:x="6.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measurelines" draw:type="line" svg:x1="3.349cm" svg:y1="7.35cm" svg:x2="6.778cm" svg:y2="2.778cm" draw:start-shape="id13" draw:start-glue-point="0" draw:end-shape="id14" draw:end-glue-point="2" svg:d="M3349 7350l3429-4572" svg:viewBox="0 0 3430 4573">
          <text:p/>
        </draw:connector>
      </draw:page>
      <draw:page draw:name="page14" draw:style-name="dp1" draw:master-page-name="Default">
        <draw:custom-shape draw:style-name="gr19" draw:text-style-name="P13" xml:id="id16" draw:id="id16" draw:layer="measurelines" svg:width="1.397cm" svg:height="1.27cm" svg:x="9.636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measurelines" svg:width="1.397cm" svg:height="1.27cm" svg:x="2.6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measurelines" svg:width="1.397cm" svg:height="1.27cm" svg:x="6.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measurelines" draw:type="line" svg:x1="4.048cm" svg:y1="7.985cm" svg:x2="9.636cm" svg:y2="7.985cm" draw:start-shape="id15" draw:start-glue-point="1" draw:end-shape="id16" draw:end-glue-point="3" svg:d="M4048 7985h5588" svg:viewBox="0 0 5589 1">
          <text:p/>
        </draw:connector>
      </draw:page>
      <draw:page draw:name="page15" draw:style-name="dp1" draw:master-page-name="Default">
        <draw:custom-shape draw:style-name="gr19" draw:text-style-name="P13" xml:id="id18" draw:id="id18" draw:layer="measurelines" svg:width="1.397cm" svg:height="1.27cm" svg:x="9.636cm" svg:y="7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measurelines" svg:width="1.397cm" svg:height="1.27cm" svg:x="2.6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7" draw:id="id17" draw:layer="measurelines" svg:width="1.397cm" svg:height="1.27cm" svg:x="6.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measurelines" draw:type="line" svg:x1="6.778cm" svg:y1="2.778cm" svg:x2="10.334cm" svg:y2="7.35cm" draw:start-shape="id17" draw:start-glue-point="2" draw:end-shape="id18" draw:end-glue-point="0" svg:d="M6778 2778l3556 4572" svg:viewBox="0 0 3557 4573">
          <text:p/>
        </draw:connector>
      </draw:page>
      <draw:page draw:name="page16" draw:style-name="dp1" draw:master-page-name="Default">
        <draw:custom-shape draw:style-name="gr11" draw:text-style-name="P6" draw:layer="measurelines" svg:width="1.397cm" svg:height="1.27cm" svg:x="9.636cm" svg:y="7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20" draw:id="id20" draw:layer="measurelines" svg:width="1.397cm" svg:height="1.27cm" svg:x="2.6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9" draw:id="id19" draw:layer="measurelines" svg:width="1.397cm" svg:height="1.27cm" svg:x="6.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measurelines" draw:type="line" svg:x1="6.778cm" svg:y1="2.778cm" svg:x2="3.349cm" svg:y2="7.35cm" draw:start-shape="id19" draw:start-glue-point="2" draw:end-shape="id20" draw:end-glue-point="0" svg:d="M6778 2778l-3429 4572" svg:viewBox="0 0 3430 4573">
          <text:p/>
        </draw:connector>
      </draw:page>
      <draw:page draw:name="page17" draw:style-name="dp1" draw:master-page-name="Default">
        <draw:custom-shape draw:style-name="gr17" draw:text-style-name="P11" xml:id="id21" draw:id="id21" draw:layer="measurelines" svg:width="1.397cm" svg:height="1.27cm" svg:x="9.636cm" svg:y="7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22" draw:id="id22" draw:layer="measurelines" svg:width="1.397cm" svg:height="1.27cm" svg:x="2.6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measurelines" svg:width="1.397cm" svg:height="1.27cm" svg:x="6.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measurelines" draw:type="line" svg:x1="9.636cm" svg:y1="7.985cm" svg:x2="4.048cm" svg:y2="7.985cm" draw:start-shape="id21" draw:start-glue-point="3" draw:end-shape="id22" draw:end-glue-point="1" svg:d="M9636 7985h-5588" svg:viewBox="0 0 5589 1">
          <text:p/>
        </draw:connector>
      </draw:page>
      <draw:page draw:name="page18" draw:style-name="dp1" draw:master-page-name="Default">
        <draw:custom-shape draw:style-name="gr17" draw:text-style-name="P11" xml:id="id23" draw:id="id23" draw:layer="measurelines" svg:width="1.397cm" svg:height="1.27cm" svg:x="9.636cm" svg:y="7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measurelines" svg:width="1.397cm" svg:height="1.27cm" svg:x="2.6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24" draw:id="id24" draw:layer="measurelines" svg:width="1.397cm" svg:height="1.27cm" svg:x="6.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measurelines" draw:type="line" svg:x1="10.334cm" svg:y1="7.35cm" svg:x2="6.778cm" svg:y2="2.778cm" draw:start-shape="id23" draw:start-glue-point="0" draw:end-shape="id24" draw:end-glue-point="2" svg:d="M10334 7350l-3556-4572" svg:viewBox="0 0 3557 4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072cm" fo:page-height="12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5:28:05.606962570</meta:creation-date>
    <dc:date>2020-02-26T15:23:33.885613734</dc:date>
    <meta:editing-duration>PT21M10S</meta:editing-duration>
    <meta:editing-cycles>2</meta:editing-cycles>
    <meta:generator>LibreOffice/5.1.6.2$Linux_X86_64 LibreOffice_project/10m0$Build-2</meta:generator>
    <meta:document-statistic meta:object-count="72"/>
  </office:meta>
</office:document-meta>
</file>